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P2" style:parent-style-name="Subtitle"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office:automatic-styles>
  <office:body>
    <office:text text:use-soft-page-breaks="true">
      <text:p text:style-name="P1">Concept Document</text:p>
      <text:p text:style-name="P2"><text:span text:style-name="SubtleEmphasis">Buggy Run Portfolio</text:span></text:p>
      <text:p text:style-name="Normal"/>
      <text:p text:style-name="P3"><text:span text:style-name="Emphasis">Aaron Hopkins (1208798)</text:span></text:p>
      <text:p text:style-name="P4"><text:span text:style-name="Emphasis">Grant William Neal (1226997)</text:span></text:p>
      <text:p text:style-name="P5"><text:span text:style-name="Emphasis">Katie Wood (1025249)</text:span></text:p>
      <text:p text:style-name="P6"><text:span text:style-name="Emphasis">Kieran Lee (1116649)</text:span></text:p>
      <text:p text:style-name="Normal"/>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text:a xlink:href="#_Toc412726585" office:target-frame-name="_top" xlink:show="replace"><text:span text:style-name="Hyperlink">Introduction</text:span><text:tab/>1</text:a></text:p>
          <text:p text:style-name="P8"><text:a xlink:href="#_Toc412726586" office:target-frame-name="_top" xlink:show="replace"><text:span text:style-name="Hyperlink">Description</text:span><text:tab/>1</text:a></text:p>
          <text:p text:style-name="P9"><text:a xlink:href="#_Toc412726587" office:target-frame-name="_top" xlink:show="replace"><text:span text:style-name="Hyperlink">Key Features</text:span><text:tab/>1</text:a></text:p>
          <text:p text:style-name="P10"><text:a xlink:href="#_Toc412726588" office:target-frame-name="_top" xlink:show="replace"><text:span text:style-name="Hyperlink">Target Audience</text:span><text:tab/>1</text:a></text:p>
          <text:p text:style-name="P11"><text:a xlink:href="#_Toc412726589" office:target-frame-name="_top" xlink:show="replace"><text:span text:style-name="Hyperlink">Concept Art</text:span><text:tab/>2</text:a></text:p>
        </text:index-body>
      </text:table-of-content>
      <text:p text:style-name="Normal"/>
      <text:p text:style-name="Normal"/>
      <text:h text:style-name="Heading1" text:outline-level="1"><text:bookmark-start text:name="_Toc412726585"/>Introduction<text:bookmark-end text:name="_Toc412726585"/><text:s/></text:h>
      <text:p text:style-name="Normal">For this portfolio task we’ve been put into groups of 4, as the group we decided that we will be creating a game called Buggy Run using 3DS Max modelling studio and<text:s/>three.js JavaScript platform.</text:p>
      <text:p text:style-name="Normal">Buggy Run will be an outdoor racing arena game, where the user has to control a vehicle to collect multiple rings, each ring that is collected adds a point to the number of rings collected. There will be a timer that is initialised when the play button is pressed. Once all rings are collected, the game finishes and the time will stop. The quicker the rings are collected the lower the overall time will be.<text:s/></text:p>
      <text:h text:style-name="Heading1" text:outline-level="1"><text:bookmark-start text:name="_Toc412726586"/>Description<text:bookmark-end text:name="_Toc412726586"/><text:s/></text:h>
      <text:p text:style-name="Normal">To describe Buggy Run, it is a game where players control the vehicle which in this case is a Buggy. The buggy will be controlled by keys on the keyboard. First off is the W key, the W key will accelerate the Buggy to a top speed. Secondly will be the controls for turning which will be A and D. The A key will turn the Buggy Left, and the D key will turn the buggy right. Another key will be the S key which will slow the buggy down just like breaks. An additional key would be the Spacebar which will be the hand break key allowing the buggy to stop even quicker. And finally the last Key will be Shift. The Shift key will be a temporary boost of speed. Players will drive round on a plane using these keys to get complete objectives around the map.<text:s/></text:p>
      <text:h text:style-name="Heading1" text:outline-level="1"><text:bookmark-start text:name="_Toc412726587"/><text:soft-page-break/>Key Features<text:bookmark-end text:name="_Toc412726587"/></text:h>
      <text:p text:style-name="Normal"/>
      <text:h text:style-name="Heading1" text:outline-level="1"><text:bookmark-start text:name="_Toc412726588"/>Target Audience<text:bookmark-end text:name="_Toc412726588"/><text:s/></text:h>
      <text:p text:style-name="Normal">The target audience for Buggy Run, will be for ages 12 – 21. And players interested in driving games. <text:s/></text:p>
      <text:h text:style-name="Heading1" text:outline-level="1"><text:bookmark-start text:name="_Toc412726589"/>Concept Art<text:bookmark-end text:name="_Toc412726589"/></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TOCHeading" style:display-name="TOC Heading" style:family="paragraph" style:parent-style-name="Heading1" style:next-style-name="Normal">
      <style:paragraph-properties style:vertical-align="auto" fo:line-height="107%"/>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tie</meta:initial-creator>
    <dc:creator>Grant Neal</dc:creator>
    <meta:creation-date>2015-02-12T16:10:00Z</meta:creation-date>
    <dc:date>2015-02-26T15:17:00Z</dc:date>
    <meta:template xlink:href="Normal" xlink:type="simple"/>
    <meta:editing-cycles>6</meta:editing-cycles>
    <meta:editing-duration>PT2580S</meta:editing-duration>
    <meta:document-statistic meta:page-count="2" meta:paragraph-count="4" meta:word-count="313" meta:character-count="2099" meta:row-count="14" meta:non-whitespace-character-count="1790"/>
  </office:meta>
</office:document-meta>
</file>